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599d" fo:min-height="0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4.58cm"/>
      <style:paragraph-properties style:writing-mode="lr-tb"/>
    </style:style>
    <style:style style:name="gr4" style:family="graphic" style:parent-style-name="standard">
      <style:graphic-properties draw:fill-color="#111111" draw:textarea-horizontal-align="justify" draw:textarea-vertical-align="middle" draw:auto-grow-height="false" fo:min-height="8.64cm" fo:min-width="14.486cm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6" style:family="graphic" style:parent-style-name="standard">
      <style:graphic-properties draw:fill-color="#00599d" draw:textarea-horizontal-align="justify" draw:textarea-vertical-align="middle" draw:auto-grow-height="false" fo:min-height="5.846cm" fo:min-width="11.1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8" style:family="graphic" style:parent-style-name="objectwithoutfill">
      <style:graphic-properties svg:stroke-color="#3465a4" draw:marker-end="Arrow" draw:marker-end-width="0.3cm" draw:fill="none" draw:fill-color="#00599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0" style:family="graphic" style:parent-style-name="standard">
      <style:graphic-properties draw:fill-color="#111111" draw:textarea-horizontal-align="justify" draw:textarea-vertical-align="middle" draw:auto-grow-height="false" fo:min-height="3.217cm" fo:min-width="3.663cm"/>
    </style:style>
    <style:style style:name="gr11" style:family="graphic" style:parent-style-name="standard">
      <style:graphic-properties draw:fill-color="#00599d" draw:textarea-horizontal-align="justify" draw:textarea-vertical-align="middle" draw:auto-grow-height="false" fo:min-height="2.128cm" fo:min-width="2.7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standard">
      <style:graphic-properties draw:fill-color="#111111" draw:textarea-horizontal-align="justify" draw:textarea-vertical-align="middle" draw:auto-grow-height="false" fo:min-height="8.64cm" fo:min-width="12.454cm"/>
    </style:style>
    <style:style style:name="gr14" style:family="graphic" style:parent-style-name="standard">
      <style:graphic-properties draw:fill-color="#00599d" draw:textarea-horizontal-align="justify" draw:textarea-vertical-align="middle" draw:auto-grow-height="false" fo:min-height="5.613cm" fo:min-width="9.0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00599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599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00599d"/>
      <style:paragraph-properties fo:text-align="center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hat is Node JS?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JavaScript runtime environment that executes JavaScript code outside of a web browser.</text:p>
              </text:list-header>
              <text:list-item>
                <text:p>Node.js was written initially by Ryan Dahl in 2009</text:p>
              </text:list-item>
              <text:list-item>
                <text:p>It is built on Google's Chrome V8 open-source JavaScript engine.</text:p>
              </text:list-item>
              <text:list-item>
                <text:p>It uses an event-driven, non-blocking I/O model.</text:p>
              </text:list-item>
              <text:list-item>
                <text:p>NodeJs uses asynchronous programming!</text:p>
              </text:list-item>
              <text:list-item>
                <text:p>It primarily uses the npm package ecosystem.</text:p>
              </text:list-item>
            </text:list>
          </draw:text-box>
        </draw:frame>
        <draw:frame draw:style-name="gr1" draw:text-style-name="P1" draw:layer="layout" svg:width="0.705cm" svg:height="0.989cm" svg:x="0.356cm" svg:y="5.618cm">
          <draw:text-box>
            <text:p>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custom-shape draw:style-name="gr3" draw:text-style-name="P3" draw:layer="layout" svg:width="5.08cm" svg:height="2.286cm" svg:x="2.286cm" svg:y="12.192cm">
          <text:p text:style-name="P3">Javscript file</text:p>
          <text:p text:style-name="P3">(index.js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986cm" svg:height="8.89cm" svg:x="10.16cm" svg:y="5.84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604cm" svg:y1="13.716cm" svg:x2="9.652cm" svg:y2="13.716cm">
          <text:p/>
        </draw:line>
        <draw:custom-shape draw:style-name="gr6" draw:text-style-name="P6" draw:layer="layout" svg:width="11.684cm" svg:height="6.096cm" svg:x="11.684cm" svg:y="7.366cm">
          <text:p text:style-name="P3">V8 Engine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0.668cm" svg:height="1.75cm" svg:x="13.462cm" svg:y="4.854cm">
          <draw:text-box>
            <text:p>Chrome Browser (host)</text:p>
          </draw:text-box>
        </draw:frame>
        <draw:line draw:style-name="gr8" draw:text-style-name="P8" draw:layer="layout" svg:x1="7.874cm" svg:y1="6.604cm" svg:x2="10.668cm" svg:y2="7.874cm">
          <text:p/>
        </draw:line>
        <draw:frame draw:style-name="gr9" draw:text-style-name="P7" draw:layer="layout" svg:width="4.572cm" svg:height="3.199cm" svg:x="3.81cm" svg:y="5.842cm">
          <draw:text-box>
            <text:p>Context</text:p>
            <text:p>Runtime</text:p>
            <text:p>Environment</text:p>
          </draw:text-box>
        </draw:frame>
        <draw:frame presentation:style-name="pr1" draw:layer="layout" svg:width="26cm" svg:height="2.5cm" svg:x="1cm" svg:y="1cm" presentation:class="title" presentation:user-transformed="true">
          <draw:text-box>
            <text:p>Javascript in Browser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Javascript in NodeJs</text:p>
          </draw:text-box>
        </draw:frame>
        <draw:custom-shape draw:style-name="gr10" draw:text-style-name="P4" draw:layer="layout" svg:width="4.163cm" svg:height="3.467cm" svg:x="1.016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245cm" svg:height="2.378cm" svg:x="1.44cm" svg:y="15.326cm">
          <text:p text:style-name="P3">V8 Engine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556cm" svg:height="0.988cm" svg:x="1.27cm" svg:y="13.462cm">
          <draw:text-box>
            <text:p>Browser</text:p>
          </draw:text-box>
        </draw:frame>
        <draw:custom-shape draw:style-name="gr13" draw:text-style-name="P4" draw:layer="layout" svg:width="12.954cm" svg:height="8.89cm" svg:x="11.938cm" svg:y="8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.503cm" svg:height="5.863cm" svg:x="13.562cm" svg:y="9.506cm">
          <text:p text:style-name="P3">V8 Engi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286cm" svg:x="5.588cm" svg:y="14.732cm">
          <text:p text:style-name="P3">Javscript file</text:p>
          <text:p text:style-name="P3">(index.js)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906cm" svg:y1="16.256cm" svg:x2="12.954cm" svg:y2="16.256cm">
          <text:p/>
        </draw:line>
        <draw:line draw:style-name="gr8" draw:text-style-name="P8" draw:layer="layout" svg:x1="9.768cm" svg:y1="7.62cm" svg:x2="12.562cm" svg:y2="8.89cm">
          <text:p/>
        </draw:line>
        <draw:frame draw:style-name="gr9" draw:text-style-name="P7" draw:layer="layout" svg:width="4.572cm" svg:height="3.199cm" svg:x="6.196cm" svg:y="6.499cm">
          <draw:text-box>
            <text:p>Context</text:p>
            <text:p>Runtime</text:p>
            <text:p>Environment</text:p>
          </draw:text-box>
        </draw:frame>
        <draw:frame draw:style-name="gr15" draw:text-style-name="P7" draw:layer="layout" svg:width="7.993cm" svg:height="1.725cm" svg:x="14.105cm" svg:y="6.35cm">
          <draw:text-box>
            <text:p>NodeJS (host) <text:s/>access to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hat Can NodeJs Do?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NodeJs lets developers use JavaScript to write command line tools and for server-side scripting—running scripts server-side to produce dynamic web page content before the page is sent to the user's web browser. </text:p>
              </text:list-item>
              <text:list-item>
                <text:p>NodeJs can create, open, read, write, delete, and close files on the server</text:p>
              </text:list-item>
              <text:list-item>
                <text:p>NodeJs can establish connection with your databases and can add, delete, modify data in your database</text:p>
              </text:list-item>
              <text:list-item>
                <text:p>Etc…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21:58:08.707701206</meta:creation-date>
    <meta:editing-duration>PT1H7M32S</meta:editing-duration>
    <meta:editing-cycles>11</meta:editing-cycles>
    <meta:generator>LibreOffice/6.4.4.2$Linux_X86_64 LibreOffice_project/40$Build-2</meta:generator>
    <dc:title>Alizarin</dc:title>
    <dc:date>2020-12-14T11:53:28.971828188</dc:date>
    <meta:document-statistic meta:object-count="69"/>
  </office:meta>
</office:document-meta>
</file>